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mmentarer</text:p>
      <text:p text:style-name="P1"/>
      <text:p text:style-name="P1">Tider och uppskattningar</text:p>
      <text:p text:style-name="Standard">Jag har räknat med att arbeta delar av de flesta dagar men inte hela dagar på helger och helgdagar så att det sammantaget blir 7 arbetsdagar i varje sprint. Under dessa dagar ska jag även läsa in mig och ta reda på hur de olika sakerna ska göras. Jag beräknar att under 4 timmar per dag kunna arbeta med projektet och att 4 timmar går åt till annat såsom inläsning för projektet, hantering av SCRUM-dokument, lab 4 webbteknik, inläsning för tentor samt göra tenta(or).</text:p>
      <text:p text:style-name="Standard"/>
      <text:p text:style-name="P3">Produktbacklog</text:p>
      <text:p text:style-name="Standard">Uppdaterade med fler uppgifter i slutet av sprint 1 men tänkte inte på att lyfta bort saker som lyfts in i sprintarna förrän andra dagen i sprint 2. Plockade då bort allt som lyfts in i de två sprintarna hittills.</text:p>
      <text:p text:style-name="Standard"/>
      <text:p text:style-name="P3">Commit-kommentarer</text:p>
      <text:p text:style-name="P5">I webbteknik-projektet missades commit på Sprint 1 dag 7. Denna blev därför commitad med Sprint 2 dag 1.</text:p>
      <text:p text:style-name="Standard"><text:span text:style-name="T1">I Scrum-projektet döptes </text:span>Sprint 2 Dag 2, 2014-01-08, felaktigt till Sprint 2 Dag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33.16</meta:creation-date>
    <dc:date>2014-01-08T20:27:08.95</dc:date>
    <dc:creator>Lotta Onsö</dc:creator>
    <meta:editing-duration>PT8M25S</meta:editing-duration>
    <meta:editing-cycles>4</meta:editing-cycles>
    <meta:generator>OpenOffice/4.0.0$Win32 OpenOffice.org_project/400m3$Build-9702</meta:generator>
    <meta:document-statistic meta:table-count="0" meta:image-count="0" meta:object-count="0" meta:page-count="1" meta:paragraph-count="8" meta:word-count="162" meta:character-count="935"/>
  </office:meta>
</office:document-meta>
</file>